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1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Location</text:p>
          </table:table-cell>
          <table:table-cell office:value-type="string" calcext:value-type="string">
            <text:p>Diameter (m)</text:p>
          </table:table-cell>
          <table:table-cell office:value-type="string" calcext:value-type="string">
            <text:p>Depth (m)</text:p>
          </table:table-cell>
          <table:table-cell office:value-type="string" calcext:value-type="string">
            <text:p>Buried depth (m)</text:p>
          </table:table-cell>
          <table:table-cell table:style-name="Default" office:value-type="string" calcext:value-type="string">
            <text:p>Area (m2)</text:p>
          </table:table-cell>
          <table:table-cell table:style-name="Default" office:value-type="string" calcext:value-type="string">
            <text:p>Volume (m3)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35.68" calcext:value-type="float">
            <text:p>35.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PI()*([.B2]/2)^2" office:value-type="float" office:value="999.860870850348" calcext:value-type="float">
            <text:p>1000</text:p>
          </table:table-cell>
          <table:table-cell table:formula="of:=PI()*([.B2]/2)^2*[.C2]" office:value-type="float" office:value="2999.58261255104" calcext:value-type="float">
            <text:p>300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PI()*([.B3]/2)^2" office:value-type="float" office:value="380.132711084365" calcext:value-type="float">
            <text:p>380</text:p>
          </table:table-cell>
          <table:table-cell table:formula="of:=PI()*([.B3]/2)^2*[.C3]" office:value-type="float" office:value="1520.53084433746" calcext:value-type="float">
            <text:p>152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formula="of:=PI()*([.B4]/2)^2" office:value-type="float" office:value="346.360590058275" calcext:value-type="float">
            <text:p>346</text:p>
          </table:table-cell>
          <table:table-cell table:formula="of:=PI()*([.B4]/2)^2*[.C4]" office:value-type="float" office:value="1039.08177017482" calcext:value-type="float">
            <text:p>1039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35.68" calcext:value-type="float">
            <text:p>35.6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PI()*([.B5]/2)^2" office:value-type="float" office:value="999.860870850348" calcext:value-type="float">
            <text:p>1000</text:p>
          </table:table-cell>
          <table:table-cell table:formula="of:=PI()*([.B5]/2)^2*[.C5]" office:value-type="float" office:value="2999.58261255104" calcext:value-type="float">
            <text:p>3000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36" calcext:value-type="float">
            <text:p>36</text:p>
          </table:table-cell>
          <table:table-cell office:value-type="float" office:value="5.5" calcext:value-type="float">
            <text:p>5.5</text:p>
          </table:table-cell>
          <table:table-cell office:value-type="float" office:value="1.5" calcext:value-type="float">
            <text:p>1.5</text:p>
          </table:table-cell>
          <table:table-cell table:formula="of:=PI()*([.B6]/2)^2" office:value-type="float" office:value="1017.87601976309" calcext:value-type="float">
            <text:p>1018</text:p>
          </table:table-cell>
          <table:table-cell table:formula="of:=PI()*([.B6]/2)^2*[.C6]" office:value-type="float" office:value="5598.31810869701" calcext:value-type="float">
            <text:p>5598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.5" calcext:value-type="float">
            <text:p>2.5</text:p>
          </table:table-cell>
          <table:table-cell table:formula="of:=PI()*([.B7]/2)^2" office:value-type="float" office:value="1256.63706143592" calcext:value-type="float">
            <text:p>1257</text:p>
          </table:table-cell>
          <table:table-cell table:formula="of:=PI()*([.B7]/2)^2*[.C7]" office:value-type="float" office:value="3141.59265358979" calcext:value-type="float">
            <text:p>3142</text:p>
          </table:table-cell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7">
      <number:number number:decimal-places="4" number:min-decimal-places="4" number:min-integer-digits="1"/>
    </number:number-style>
    <number:number-style style:name="N126">
      <number:number number:decimal-places="5" number:min-decimal-places="5" number:min-integer-digits="1"/>
    </number:number-style>
    <number:number-style style:name="N125">
      <number:number number:decimal-places="6" number:min-decimal-places="6" number:min-integer-digits="1"/>
    </number:number-style>
    <number:number-style style:name="N124">
      <number:number number:decimal-places="7" number:min-decimal-places="7" number:min-integer-digits="1"/>
    </number:number-style>
    <number:number-style style:name="N123">
      <number:number number:decimal-places="8" number:min-decimal-places="8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asha Hafner</meta:initial-creator>
    <meta:creation-date>2022-12-09T10:14:41.931459005</meta:creation-date>
    <dc:date>2023-02-14T11:45:19.893416238</dc:date>
    <dc:creator>Sasha Hafner</dc:creator>
    <meta:editing-duration>PT16M24S</meta:editing-duration>
    <meta:editing-cycles>5</meta:editing-cycles>
    <meta:generator>LibreOffice/7.3.7.2$Linux_X86_64 LibreOffice_project/30$Build-2</meta:generator>
    <meta:document-statistic meta:table-count="1" meta:cell-count="42" meta:object-count="0"/>
  </office:meta>
</office:document-meta>
</file>